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aseReplacementImpl.OBaseReplace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lacementMapImpl.isReplaceabl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mentMapImpl.getReplacement( Object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aseReplacementImpl.readExternal( ObjectInput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mentMapImpl.ReplacementMapImpl( OProcess o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mentMapImpl.isReplacemen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ReplacementImpl.writeExternal( ObjectOutput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mentMapImpl.getOriginal( Object replac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aseReplacementImpl.OBaseReplacementImp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